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f0927" officeooo:paragraph-rsid="001f0927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be61b5" officeooo:paragraph-rsid="00be61b5"/>
    </style:style>
    <style:style style:name="P5" style:family="paragraph" style:parent-style-name="Title">
      <style:text-properties fo:font-size="20pt" style:font-size-asian="20pt" style:font-size-complex="20pt"/>
    </style:style>
    <style:style style:name="P6" style:family="paragraph" style:parent-style-name="Text_20_body">
      <style:text-properties officeooo:paragraph-rsid="0034f220"/>
    </style:style>
    <style:style style:name="P7" style:family="paragraph" style:parent-style-name="Text_20_body">
      <style:text-properties officeooo:rsid="0036b362" officeooo:paragraph-rsid="0036b362"/>
    </style:style>
    <style:style style:name="P8" style:family="paragraph" style:parent-style-name="Text_20_body">
      <style:text-properties officeooo:rsid="00402fe4" officeooo:paragraph-rsid="00402fe4"/>
    </style:style>
    <style:style style:name="P9" style:family="paragraph" style:parent-style-name="Text_20_body">
      <style:text-properties officeooo:rsid="00ce8d4e" officeooo:paragraph-rsid="00d100c2"/>
    </style:style>
    <style:style style:name="P10" style:family="paragraph" style:parent-style-name="Text_20_body">
      <style:text-properties officeooo:paragraph-rsid="00d3ac11"/>
    </style:style>
    <style:style style:name="P11" style:family="paragraph" style:parent-style-name="Sujet_20_Ordre_20_du_20_Jour">
      <style:text-properties officeooo:rsid="0036b362" officeooo:paragraph-rsid="0036b362"/>
    </style:style>
    <style:style style:name="P12" style:family="paragraph" style:parent-style-name="Sujet_20_Ordre_20_du_20_Jour">
      <style:text-properties officeooo:rsid="004e8e67" officeooo:paragraph-rsid="004e8e67"/>
    </style:style>
    <style:style style:name="P13" style:family="paragraph" style:parent-style-name="Sujet_20_Ordre_20_du_20_Jour">
      <style:text-properties officeooo:paragraph-rsid="00c7e859"/>
    </style:style>
    <style:style style:name="P14" style:family="paragraph" style:parent-style-name="Sujet_20_Ordre_20_du_20_Jour">
      <style:text-properties officeooo:rsid="00ce8d4e" officeooo:paragraph-rsid="00ce8d4e"/>
    </style:style>
    <style:style style:name="P15" style:family="paragraph" style:parent-style-name="Text_20_body">
      <style:text-properties officeooo:rsid="00d052f3" officeooo:paragraph-rsid="00d100c2"/>
    </style:style>
    <style:style style:name="P16" style:family="paragraph" style:parent-style-name="Text_20_body">
      <style:text-properties officeooo:rsid="00d71798" officeooo:paragraph-rsid="00d71798"/>
    </style:style>
    <style:style style:name="P17" style:family="paragraph" style:parent-style-name="Text_20_body">
      <style:text-properties officeooo:rsid="00402fe4" officeooo:paragraph-rsid="00c7376d"/>
    </style:style>
    <style:style style:name="P18" style:family="paragraph" style:parent-style-name="Text_20_body">
      <style:text-properties officeooo:rsid="004e8e67" officeooo:paragraph-rsid="00be61b5"/>
    </style:style>
    <style:style style:name="P19" style:family="paragraph" style:parent-style-name="Contents_20_1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T1" style:family="text">
      <style:text-properties officeooo:rsid="001f0927"/>
    </style:style>
    <style:style style:name="T2" style:family="text">
      <style:text-properties officeooo:rsid="00262dce"/>
    </style:style>
    <style:style style:name="T3" style:family="text">
      <style:text-properties officeooo:rsid="002b4972"/>
    </style:style>
    <style:style style:name="T4" style:family="text">
      <style:text-properties officeooo:rsid="0033e7de"/>
    </style:style>
    <style:style style:name="T5" style:family="text">
      <style:text-properties officeooo:rsid="0034f220"/>
    </style:style>
    <style:style style:name="T6" style:family="text">
      <style:text-properties officeooo:rsid="00402fe4"/>
    </style:style>
    <style:style style:name="T7" style:family="text">
      <style:text-properties officeooo:rsid="00d71798"/>
    </style:style>
    <style:style style:name="T8" style:family="text">
      <style:text-properties officeooo:rsid="00d72b24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root <text:span text:style-name="T2">A</text:span>ssociation</text:p>
      <text:p text:style-name="Standard"/>
      <text:p text:style-name="Standard"><text:span text:style-name="T1">21</text:span> <text:span text:style-name="T1">allée de Bréhat</text:span></text:p>
      <text:p text:style-name="P2">31770 Colomiers</text:p>
      <text:p text:style-name="P2">France</text:p>
      <text:p text:style-name="P2"/>
      <text:p text:style-name="P2">Web : http://www.buildroot.org</text:p>
      <text:p text:style-name="P2">Contact : <text:span text:style-name="T3">buildroot-association@buildroot.org</text:span></text:p>
      <text:p text:style-name="P4">Github: https://github.com/buildroot/buildroot-association</text:p>
      <text:p text:style-name="P3"/>
      <text:p text:style-name="P5">Compte rendu de l’assemblée générale <text:span text:style-name="T7">YYYY</text:span> <text:span text:style-name="T4">de l’Association Buildroot</text:span></text:p>
      <text:p text:style-name="Text_20_body"/>
      <text:p text:style-name="P10">Pr<text:span text:style-name="T4">ésents : </text:span></text:p>
      <text:p text:style-name="P6"><text:span text:style-name="T5">Observateurs : </text:span></text:p>
      <text:p text:style-name="P8"><text:span text:style-name="T7">LIEU</text:span>, le <text:span text:style-name="T7">YYYY-MM-DD</text:span></text:p>
      <text:p text:style-name="P6"/>
      <text:table-of-content text:style-name="Sect1" text:protected="true" text:name="Table of Contents1">
        <text:table-of-content-source text:outline-level="1" text:use-outline-level="false" text:use-index-marks="false" text:use-index-source-styles="true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jet_20_Ordre_20_du_20_Jour"/>
          </text:index-source-styles>
        </text:table-of-content-source>
        <text:index-body>
          <text:index-title text:style-name="Sect1" text:name="Table of Contents1_Head">
            <text:p text:style-name="Contents_20_Heading">Ordre du jour</text:p>
          </text:index-title>
          <text:p text:style-name="P19"><text:a xlink:type="simple" xlink:href="#__RefHeading___Toc836_2122965669" text:style-name="Index_20_Link" text:visited-style-name="Index_20_Link">Ouverture<text:tab/>1</text:a></text:p>
          <text:p text:style-name="P19"><text:a xlink:type="simple" xlink:href="#__RefHeading___Toc724_2122965669" text:style-name="Index_20_Link" text:visited-style-name="Index_20_Link">Rapport moral YYYY<text:tab/>1</text:a></text:p>
          <text:p text:style-name="P19"><text:a xlink:type="simple" xlink:href="#__RefHeading___Toc726_2122965669" text:style-name="Index_20_Link" text:visited-style-name="Index_20_Link">Rapport financier YYYY<text:tab/>1</text:a></text:p>
          <text:p text:style-name="P19"><text:a xlink:type="simple" xlink:href="#__RefHeading___Toc728_2122965669" text:style-name="Index_20_Link" text:visited-style-name="Index_20_Link">Élection du bureau<text:tab/>1</text:a></text:p>
          <text:p text:style-name="P19"><text:a xlink:type="simple" xlink:href="#__RefHeading___Toc838_2122965669" text:style-name="Index_20_Link" text:visited-style-name="Index_20_Link">Discussions diverses<text:tab/>1</text:a></text:p>
          <text:p text:style-name="P19"><text:a xlink:type="simple" xlink:href="#__RefHeading___Toc159_448900657" text:style-name="Index_20_Link" text:visited-style-name="Index_20_Link">Clôture<text:tab/>2</text:a></text:p>
        </text:index-body>
      </text:table-of-content>
      <text:p text:style-name="P6"/>
      <text:p text:style-name="P11"><text:bookmark-start text:name="__RefHeading___Toc836_2122965669"/>Ouverture<text:bookmark-end text:name="__RefHeading___Toc836_2122965669"/></text:p>
      <text:p text:style-name="P7"><text:span text:style-name="T8">UNTEL</text:span> <text:span text:style-name="T6">ouvre la séance à HH:mm. UNTEL est désigné secrétaire de séance.</text:span></text:p>
      <text:p text:style-name="Sujet_20_Ordre_20_du_20_Jour"><text:bookmark-start text:name="__RefHeading___Toc724_2122965669"/>Rapport mora<text:span text:style-name="T7">l</text:span> <text:span text:style-name="T7">YYYY</text:span><text:bookmark-end text:name="__RefHeading___Toc724_2122965669"/></text:p>
      <text:p text:style-name="P16"/>
      <text:p text:style-name="Sujet_20_Ordre_20_du_20_Jour"><text:bookmark-start text:name="__RefHeading___Toc726_2122965669"/>Rapport financier<text:span text:style-name="T7"> YYYY</text:span><text:bookmark-end text:name="__RefHeading___Toc726_2122965669"/></text:p>
      <text:p text:style-name="P17"/>
      <text:p text:style-name="P13"><text:bookmark-start text:name="__RefHeading___Toc728_2122965669"/>Élection du <text:span text:style-name="T6">bureau</text:span><text:bookmark-end text:name="__RefHeading___Toc728_2122965669"/></text:p>
      <text:p text:style-name="P18"/>
      <text:p text:style-name="P12"><text:bookmark-start text:name="__RefHeading___Toc838_2122965669"/>Discussions diverses<text:bookmark-end text:name="__RefHeading___Toc838_2122965669"/></text:p>
      <text:p text:style-name="P16"/>
      <text:p text:style-name="P14"><text:bookmark-start text:name="__RefHeading___Toc159_448900657"/><text:soft-page-break/>Clôture<text:bookmark-end text:name="__RefHeading___Toc159_448900657"/></text:p>
      <text:p text:style-name="P9">La séance est levée à <text:span text:style-name="T7">HH:mm</text:span> après épuisement de l'ordre du jour.</text:p>
      <text:p text:style-name="P15">Le Président signe le présent procès verb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justify" style:justify-single-word="false" style:writing-mode="pag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jet_20_Ordre_20_du_20_Jour" style:display-name="Sujet Ordre du Jour" style:family="paragraph" style:parent-style-name="Text_20_body" style:next-style-name="Text_20_body" style:list-style-name="">
      <style:paragraph-properties fo:margin-top="4.99mm" fo:margin-bottom="2.12mm" loext:contextual-spacing="false" style:writing-mode="page"/>
      <style:text-properties fo:font-size="16pt" fo:font-weight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40.09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35.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8-12-19T21:10:31.437913959</dc:date>
    <dc:language>fr-FR</dc:language>
    <meta:editing-cycles>41</meta:editing-cycles>
    <meta:editing-duration>PT7H30M58S</meta:editing-duration>
    <meta:document-statistic meta:table-count="0" meta:image-count="0" meta:object-count="0" meta:page-count="2" meta:paragraph-count="27" meta:word-count="99" meta:character-count="697" meta:non-whitespace-character-count="623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